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size="14pt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fo:font-size="14pt" fo:font-weight="normal" style:font-weight-asian="normal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ovember 12, 2008</text:p>
      <text:p text:style-name="Standard"/>
      <text:p text:style-name="Standard">Saluki Engineering Co.</text:p>
      <text:p text:style-name="Standard">Southern Illinois University</text:p>
      <text:p text:style-name="Standard">College of Engineering</text:p>
      <text:p text:style-name="Standard">Carbondale IL, 62901</text:p>
      <text:p text:style-name="Standard"/>
      <text:p text:style-name="Standard">Attention: <text:s/>Dr. F. <text:span text:style-name="T4">Harackiewicz</text:span></text:p>
      <text:p text:style-name="Standard"/>
      <text:p text:style-name="Standard">Subject: <text:s/>Project #74</text:p>
      <text:p text:style-name="Standard"/>
      <text:p text:style-name="Standard">We are pleased to submit “A proposal for the PC Diagnostics Tool Project” in response to your request.</text:p>
      <text:p text:style-name="Standard"/>
      <text:p text:style-name="Standard">The Device used to monitor the state of a PC uses the most advances technologies and materials allowed on a minimal budget. <text:s/>Of particular note is the implementation of Bluetooth technology in the project. <text:s/>This technology consumes low power, is easy to use, and best of all, is low cost.</text:p>
      <text:p text:style-name="Standard"/>
      <text:p text:style-name="Standard">If you have any questions or concerns, please do not hesitate to contact us.</text:p>
      <text:p text:style-name="Standard"/>
      <text:p text:style-name="Standard">Sincerely,</text:p>
      <text:p text:style-name="Standard"/>
      <text:p text:style-name="Standard">Joe Lenox</text:p>
      <text:p text:style-name="Standard">Project Manag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 g</meta:initial-creator>
    <meta:creation-date>2008-11-11T16:26:46.34</meta:creation-date>
    <meta:document-statistic meta:table-count="0" meta:image-count="0" meta:object-count="0" meta:page-count="1" meta:paragraph-count="13" meta:word-count="110" meta:character-count="661"/>
    <dc:date>2008-11-11T16:38:23.18</dc:date>
    <dc:creator>t g</dc:creator>
    <meta:editing-duration>PT00H11M36S</meta:editing-duration>
    <meta:editing-cycles>1</meta:editing-cycles>
    <meta:generator>OpenOffice.org/3.0$Win32 OpenOffice.org_project/300m9$Build-9358</meta:generator>
  </office:meta>
</office:document-meta>
</file>